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c959" officeooo:paragraph-rsid="0002c959"/>
    </style:style>
    <style:style style:name="P2" style:family="paragraph" style:parent-style-name="Standard">
      <style:text-properties officeooo:paragraph-rsid="0002c959"/>
    </style:style>
    <style:style style:name="P3" style:family="paragraph" style:parent-style-name="Standard">
      <style:text-properties officeooo:rsid="000444a7" officeooo:paragraph-rsid="000444a7"/>
    </style:style>
    <style:style style:name="P4" style:family="paragraph" style:parent-style-name="Standard">
      <style:text-properties officeooo:rsid="0005982e" officeooo:paragraph-rsid="0005982e"/>
    </style:style>
    <style:style style:name="P5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officeooo:paragraph-rsid="000444a7"/>
    </style:style>
    <style:style style:name="P6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officeooo:paragraph-rsid="0002c959"/>
    </style:style>
    <style:style style:name="T1" style:family="text">
      <style:text-properties officeooo:rsid="0002c959"/>
    </style:style>
    <style:style style:name="T2" style:family="text">
      <style:text-properties fo:color="#56a8f5" loext:opacity="100%" style:font-name="JetBrains Mono" fo:font-size="12pt" fo:font-style="normal" fo:font-weight="normal" style:font-size-asian="12pt" style:font-style-asian="normal" style:font-weight-asian="normal"/>
    </style:style>
    <style:style style:name="T3" style:family="text">
      <style:text-properties fo:color="#cf8e6d" loext:opacity="100%" style:font-name="JetBrains Mono" fo:font-size="12pt" fo:font-style="normal" fo:font-weight="normal" style:font-size-asian="12pt" style:font-style-asian="normal" style:font-weight-asian="normal"/>
    </style:style>
    <style:style style:name="T4" style:family="text">
      <style:text-properties fo:color="#bcbec4" loext:opacity="100%" style:font-name="JetBrains Mono" fo:font-size="12pt" fo:font-style="normal" fo:font-weight="normal" style:font-size-asian="12pt" style:font-style-asian="normal" style:font-weight-asian="normal"/>
    </style:style>
    <style:style style:name="T5" style:family="text">
      <style:text-properties fo:color="#bcbec4" loext:opacity="100%" style:font-name="JetBrains Mono" fo:font-size="12pt" fo:font-style="normal" fo:font-weight="normal" officeooo:rsid="000444a7" style:font-size-asian="12pt" style:font-style-asian="normal" style:font-weight-asian="normal"/>
    </style:style>
    <style:style style:name="T6" style:family="text">
      <style:text-properties fo:color="#8888c6" loext:opacity="100%" style:font-name="JetBrains Mono" fo:font-size="12pt" fo:font-style="normal" fo:font-weight="normal" style:font-size-asian="12pt" style:font-style-asian="normal" style:font-weight-asian="normal"/>
    </style:style>
    <style:style style:name="T7" style:family="text">
      <style:text-properties fo:color="#5f826b" loext:opacity="100%" style:font-name="JetBrains Mono" fo:font-size="12pt" fo:font-style="italic" fo:font-weight="normal" style:font-size-asian="12pt" style:font-style-asian="italic" style:font-weight-asian="normal"/>
    </style:style>
    <style:style style:name="T8" style:family="text">
      <style:text-properties fo:color="#6aab73" loext:opacity="100%" style:font-name="JetBrains Mono" fo:font-size="12pt" fo:font-style="normal" fo:font-weight="normal" style:font-size-asian="12pt" style:font-style-asian="normal" style:font-weight-asian="normal"/>
    </style:style>
    <style:style style:name="T9" style:family="text">
      <style:text-properties fo:color="#2aacb8" loext:opacity="100%" style:font-name="JetBrains Mono" fo:font-size="12pt" fo:font-style="normal" fo:font-weight="normal" style:font-size-asian="12pt" style:font-style-asian="normal" style:font-weight-asian="normal"/>
    </style:style>
    <style:style style:name="T10" style:family="text">
      <style:text-properties fo:color="#aa4926" loext:opacity="100%" style:font-name="JetBrains Mono" fo:font-size="12pt" fo:font-style="normal" fo:font-weight="normal" style:font-size-asian="12pt" style:font-style-asian="normal" style:font-weight-asian="normal"/>
    </style:style>
    <style:style style:name="T11" style:family="text">
      <style:text-properties fo:color="#7a7e85" loext:opacity="100%" style:font-name="JetBrains Mono" fo:font-size="12pt" fo:font-style="normal" fo:font-weight="normal" style:font-size-asian="12pt" style:font-style-asian="normal" style:font-weight-asian="normal"/>
    </style:style>
    <style:style style:name="T12" style:family="text">
      <style:text-properties fo:color="#7a7e85" loext:opacity="100%" style:font-name="JetBrains Mono" fo:font-size="12pt" fo:font-style="normal" fo:font-weight="normal" officeooo:rsid="0002c959" style:font-size-asian="12pt" style:font-style-asian="normal" style:font-weight-asian="normal"/>
    </style:style>
    <style:style style:name="T13" style:family="text">
      <style:text-properties fo:color="#7a7e85" loext:opacity="100%" style:font-name="JetBrains Mono" fo:font-size="12pt" fo:font-style="normal" fo:font-weight="normal" officeooo:rsid="000444a7" style:font-size-asian="12pt" style:font-style-asian="normal" style:font-weight-asian="normal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0444a7" style:font-style-asian="italic" style:font-style-complex="italic"/>
    </style:style>
    <style:style style:name="T16" style:family="text">
      <style:text-properties fo:font-style="italic" officeooo:rsid="0002c959" style:font-style-asian="italic" style:font-style-complex="italic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004f0f8" style:font-style-asian="italic" style:font-weight-asian="bold" style:font-style-complex="italic" style:font-weight-complex="bold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officeooo:rsid="0004f0f8" style:font-style-asian="normal" style:font-style-complex="normal"/>
    </style:style>
    <style:style style:name="T21" style:family="text">
      <style:text-properties officeooo:rsid="0004f0f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njour Oliver, </text:p>
      <text:p text:style-name="P1"/>
      <text:p text:style-name="P1">Afin de faire de <text:span text:style-name="T18">R</text:span><text:span text:style-name="T17">astertools </text:span>un plugin, nous avons modifié la façon d’ouvrir les fichiers présents dans le dossier <text:span text:style-name="T14">‘vsimem/’</text:span>. On utilise maintenant <text:span text:style-name="T14">gdal.Open() </text:span>à la place de <text:span text:style-name="T14">rasterio.open(). </text:span><text:span text:style-name="T15">C</text:span>ependant, nous n’arrivons pas à lire la donnée qui a été masquée par la fonction <text:span text:style-name="T14">add_masks_to_vrt(). </text:span></text:p>
      <text:p text:style-name="P3"><text:span text:style-name="T19">Par exemple, pour le test </text:span><text:span text:style-name="T14">test_radioindice_process_file_separate()</text:span><text:span text:style-name="T19">, nous obtenons l’indice calculé sur l’entièreté de l’image alors que nous devrio</text:span><text:span text:style-name="T20">n</text:span><text:span text:style-name="T19">s avoir une zone vide correspondante au masque de nuage.</text:span></text:p>
      <text:p text:style-name="P1"/>
      <text:p text:style-name="P1">Aurais-tu des pistes pour accéder au <text:span text:style-name="T21">VRT</text:span> contenant le masque autrement qu’avec <text:span text:style-name="T14">rasterio.open() </text:span>?</text:p>
      <text:p text:style-name="P4">Et serait-il possible de faire une courte visio avec toi pour discuter du problème ?</text:p>
      <text:p text:style-name="P4"/>
      <text:p text:style-name="P2"><text:span text:style-name="T1">Je te mets ci-dessous la fonction que nous utilisons à la place de </text:span><text:span text:style-name="T16">rasterio.open() </text:span><text:span text:style-name="T1">et qui ne nous permet pas d’extraire le masque. </text:span><text:span text:style-name="T21">Tu pourras également la retrouver sur le</text:span><text:span text:style-name="T1"> </text:span><text:a xlink:type="simple" xlink:href="https://github.com/cadauxe/rastertools/blob/rasterio_plugin_vsimem/src/eolab/rastertools/utils.py" text:style-name="Internet_20_link" text:visited-style-name="Visited_20_Internet_20_Link"><text:span text:style-name="T21">Github</text:span></text:a><text:span text:style-name="T21">.</text:span></text:p>
      <text:p text:style-name="P1"/>
      <text:p text:style-name="P1"/>
      <text:p text:style-name="P5" loext:marker-style-name="T4"><text:span text:style-name="T3">def </text:span><text:span text:style-name="T2">vsimem_to_rasterio</text:span><text:span text:style-name="T4">(vsimem_file:</text:span><text:span text:style-name="T6">str</text:span><text:span text:style-name="T4">, nodata=</text:span><text:span text:style-name="T3">None</text:span><text:span text:style-name="T4">) -&gt; rasterio.io.DatasetReader:<text:line-break/> <text:s text:c="3"/></text:span><text:span text:style-name="T7">"""<text:line-break/> <text:s text:c="3"/>Converts a VSIMEM (in-memory) raster dataset to a Rasterio dataset with optional nodata masking.<text:line-break/><text:line-break/> <text:s text:c="3"/>This function opens a raster dataset stored in VSIMEM (virtual file system in memory)<text:line-break/> <text:s text:c="3"/>using GDAL, extracts its metadata and data, handles optional nodata values and masks,<text:line-break/> <text:s text:c="3"/>and saves it to a temporary GeoTIFF file. It then reopens the file with Rasterio and<text:line-break/> <text:s text:c="3"/>returns a Rasterio dataset reader.<text:line-break/><text:line-break/> <text:s text:c="3"/>Parameters<text:line-break/> <text:s text:c="3"/>----------<text:line-break/> <text:s text:c="3"/>vsimem_file : str<text:line-break/> <text:s text:c="7"/>The path to the VSIMEM file to be converted. This file should be an in-memory GDAL dataset.<text:line-break/><text:line-break/> <text:s text:c="3"/>nodata : float, optional<text:line-break/> <text:s text:c="7"/>A user-defined nodata value to override the nodata value in the GDAL dataset.<text:line-break/> <text:s text:c="7"/>If not provided, the nodata value from the GDAL dataset is used (if available).<text:line-break/><text:line-break/> <text:s text:c="3"/>Returns<text:line-break/> <text:s text:c="3"/>-------<text:line-break/> <text:s text:c="3"/>rasterio.io.DatasetReader<text:line-break/> <text:s text:c="7"/>A Rasterio dataset reader object corresponding to the temporary GeoTIFF created from the VSIMEM file.<text:line-break/><text:line-break/> <text:s text:c="3"/>Notes<text:line-break/> <text:s text:c="3"/>-----<text:line-break/> <text:s text:c="3"/>- The function assumes the dataset is in a format that is compatible with both GDAL and Rasterio.<text:line-break/></text:span><text:soft-page-break/><text:span text:style-name="T7"> <text:s text:c="3"/>- The created temporary file is not deleted automatically. It can be removed manually after use.<text:line-break/> <text:s text:c="3"/>- The function reads all raster bands from the dataset, applies the optional nodata masking,<text:line-break/> <text:s text:c="5"/>and writes the data to a new GeoTIFF file.<text:line-break/> <text:s text:c="3"/>- If a nodata value is provided, the function will apply the mask based on that value to each band.<text:line-break/> <text:s text:c="5"/>If no nodata value is set, no mask is applied.<text:line-break/> <text:s text:c="3"/>"""</text:span></text:p>
      <text:p text:style-name="P5" loext:marker-style-name="T4"><text:span text:style-name="T5"><text:s text:c="4"/></text:span><text:span text:style-name="T13"># Ouvrir le fichier</text:span><text:span text:style-name="T7"><text:line-break/> <text:s text:c="3"/></text:span><text:span text:style-name="T4">gdal_ds = gdal.Open(vsimem_file)</text:span></text:p>
      <text:p text:style-name="P5" loext:marker-style-name="T4"><text:span text:style-name="T4"/></text:p>
      <text:p text:style-name="P5" loext:marker-style-name="T4"><text:span text:style-name="T5"><text:s text:c="4"/></text:span><text:span text:style-name="T13"># Extraire les métadonnées</text:span><text:span text:style-name="T4"><text:line-break/> <text:s text:c="3"/>cols = gdal_ds.RasterXSize<text:line-break/> <text:s text:c="3"/>rows = gdal_ds.RasterYSize<text:line-break/> <text:s text:c="3"/>bands = gdal_ds.RasterCount<text:line-break/> <text:s text:c="3"/>geo_transform = gdal_ds.GetGeoTransform()<text:line-break/> <text:s text:c="3"/>projection = gdal_ds.GetProjection()<text:line-break/><text:line-break/> <text:s text:c="3"/>gdal_dtype_to_numpy = {<text:line-break/> <text:s text:c="7"/>gdal.GDT_Byte: </text:span><text:span text:style-name="T8">"uint8"</text:span><text:span text:style-name="T4">,<text:line-break/> <text:s text:c="7"/>gdal.GDT_UInt16: </text:span><text:span text:style-name="T8">"uint16"</text:span><text:span text:style-name="T4">,<text:line-break/> <text:s text:c="7"/>gdal.GDT_Int16: </text:span><text:span text:style-name="T8">"int16"</text:span><text:span text:style-name="T4">,<text:line-break/> <text:s text:c="7"/>gdal.GDT_UInt32: </text:span><text:span text:style-name="T8">"uint32"</text:span><text:span text:style-name="T4">,<text:line-break/> <text:s text:c="7"/>gdal.GDT_Int32: </text:span><text:span text:style-name="T8">"int32"</text:span><text:span text:style-name="T4">,<text:line-break/> <text:s text:c="7"/>gdal.GDT_Float32: </text:span><text:span text:style-name="T8">"float32"</text:span><text:span text:style-name="T4">,<text:line-break/> <text:s text:c="7"/>gdal.GDT_Float64: </text:span><text:span text:style-name="T8">"float64"</text:span><text:span text:style-name="T4">,<text:line-break/> <text:s text:c="3"/>}<text:line-break/> <text:s text:c="3"/>dtype = gdal_dtype_to_numpy[gdal_ds.GetRasterBand(</text:span><text:span text:style-name="T9">1</text:span><text:span text:style-name="T4">).DataType]<text:line-break/><text:line-break/> <text:s text:c="3"/>data = [gdal_ds.GetRasterBand(i + </text:span><text:span text:style-name="T9">1</text:span><text:span text:style-name="T4">).ReadAsArray() </text:span><text:span text:style-name="T3">for </text:span><text:span text:style-name="T4">i </text:span><text:span text:style-name="T3">in </text:span><text:span text:style-name="T6">range</text:span><text:span text:style-name="T4">(bands)]<text:line-break/><text:line-break/></text:span><text:span text:style-name="T5"> <text:s text:c="3"/></text:span><text:span text:style-name="T13"># Masquer les valeurs qui sont égales à nodata</text:span><text:span text:style-name="T4"><text:line-break/> <text:s text:c="3"/>masks = []<text:line-break/> <text:s text:c="3"/></text:span><text:span text:style-name="T3">for </text:span><text:span text:style-name="T4">i </text:span><text:span text:style-name="T3">in </text:span><text:span text:style-name="T6">range</text:span><text:span text:style-name="T4">(bands):<text:line-break/> <text:s text:c="7"/>band = gdal_ds.GetRasterBand(i + </text:span><text:span text:style-name="T9">1</text:span><text:span text:style-name="T4">)<text:line-break/> <text:s text:c="7"/>band_nodata = band.GetNoDataValue()<text:line-break/><text:line-break/> <text:s text:c="7"/>nodata_value = nodata </text:span><text:span text:style-name="T3">if </text:span><text:span text:style-name="T4">nodata </text:span><text:span text:style-name="T3">is not None else </text:span><text:span text:style-name="T4">band_nodata<text:line-break/><text:line-break/> <text:s text:c="7"/></text:span><text:span text:style-name="T3">if </text:span><text:span text:style-name="T4">nodata_value </text:span><text:span text:style-name="T3">is not None</text:span><text:span text:style-name="T4">:<text:line-break/> <text:s text:c="11"/>masks.append((data[i] == nodata_value) + (data[i] == -</text:span><text:span text:style-name="T9">2</text:span><text:span text:style-name="T4">))<text:line-break/> <text:s text:c="7"/></text:span><text:span text:style-name="T3">else</text:span><text:span text:style-name="T4">:<text:line-break/> <text:s text:c="11"/>masks.append(</text:span><text:span text:style-name="T3">None</text:span><text:span text:style-name="T4">)<text:line-break/></text:span><text:soft-page-break/><text:span text:style-name="T4"><text:line-break/><text:line-break/> <text:s text:c="3"/></text:span><text:span text:style-name="T3">with </text:span><text:span text:style-name="T4">tempfile.NamedTemporaryFile(</text:span><text:span text:style-name="T10">suffix</text:span><text:span text:style-name="T4">=</text:span><text:span text:style-name="T8">".tif"</text:span><text:span text:style-name="T4">, </text:span><text:span text:style-name="T10">delete</text:span><text:span text:style-name="T4">=</text:span><text:span text:style-name="T3">False</text:span><text:span text:style-name="T4">) </text:span><text:span text:style-name="T3">as </text:span><text:span text:style-name="T4">tmpfile:<text:line-break/> <text:s text:c="7"/>temp_filename = tmpfile.name<text:line-break/><text:line-break/> <text:s text:c="3"/>profile = {<text:line-break/> <text:s text:c="7"/></text:span><text:span text:style-name="T8">"driver"</text:span><text:span text:style-name="T4">: </text:span><text:span text:style-name="T8">"GTiff"</text:span><text:span text:style-name="T4">,<text:line-break/> <text:s text:c="7"/></text:span><text:span text:style-name="T8">"height"</text:span><text:span text:style-name="T4">: rows,<text:line-break/> <text:s text:c="7"/></text:span><text:span text:style-name="T8">"width"</text:span><text:span text:style-name="T4">: cols,<text:line-break/> <text:s text:c="7"/></text:span><text:span text:style-name="T8">"count"</text:span><text:span text:style-name="T4">: bands,<text:line-break/> <text:s text:c="7"/></text:span><text:span text:style-name="T8">"dtype"</text:span><text:span text:style-name="T4">: dtype,<text:line-break/> <text:s text:c="7"/></text:span><text:span text:style-name="T8">"crs"</text:span><text:span text:style-name="T4">: projection,<text:line-break/> <text:s text:c="7"/></text:span><text:span text:style-name="T8">"transform"</text:span><text:span text:style-name="T4">: rasterio.transform.Affine.from_gdal(*geo_transform),<text:line-break/> <text:s text:c="7"/></text:span><text:span text:style-name="T8">"nodata"</text:span><text:span text:style-name="T4">: nodata_value,<text:line-break/> <text:s text:c="3"/>}<text:line-break/><text:line-break/> <text:s text:c="3"/></text:span><text:span text:style-name="T3">with </text:span><text:span text:style-name="T4">rasterio.open(temp_filename, </text:span><text:span text:style-name="T8">"w"</text:span><text:span text:style-name="T4">, **profile) </text:span><text:span text:style-name="T3">as </text:span><text:span text:style-name="T4">dst:<text:line-break/> <text:s text:c="7"/></text:span><text:span text:style-name="T11"># Écrire les données<text:line-break/> <text:s text:c="7"/></text:span><text:span text:style-name="T3">for </text:span><text:span text:style-name="T4">i, band_data </text:span><text:span text:style-name="T3">in </text:span><text:span text:style-name="T6">enumerate</text:span><text:span text:style-name="T4">(data, </text:span><text:span text:style-name="T10">start</text:span><text:span text:style-name="T4">=</text:span><text:span text:style-name="T9">1</text:span><text:span text:style-name="T4">):</text:span><text:span text:style-name="T11"><text:line-break/> <text:s text:c="11"/></text:span><text:span text:style-name="T4">dst.write(band_data, i)<text:line-break/><text:tab/></text:span></text:p>
      <text:p text:style-name="P6" loext:marker-style-name="T4"><text:span text:style-name="T4"><text:tab/> </text:span><text:span text:style-name="T11"># </text:span><text:span text:style-name="T12">Masquer les données</text:span><text:span text:style-name="T4"><text:line-break/> <text:s text:c="11"/></text:span><text:span text:style-name="T3">if </text:span><text:span text:style-name="T4">masks[i - </text:span><text:span text:style-name="T9">1</text:span><text:span text:style-name="T4">] </text:span><text:span text:style-name="T3">is not None</text:span><text:span text:style-name="T4">:</text:span><text:span text:style-name="T11"><text:line-break/> <text:s text:c="15"/></text:span><text:span text:style-name="T4">dst.write_mask((~masks[i - </text:span><text:span text:style-name="T9">1</text:span><text:span text:style-name="T4">]).astype(</text:span><text:span text:style-name="T8">"uint8"</text:span><text:span text:style-name="T4">) * </text:span><text:span text:style-name="T9">255</text:span><text:span text:style-name="T4">)<text:line-break/><text:line-break/><text:line-break/> <text:s text:c="3"/></text:span><text:span text:style-name="T3">return </text:span><text:span text:style-name="T4">rasterio.open(temp_filename)</text:span></text:p>
      <text:p text:style-name="P1"/>
      <text:p text:style-name="P1"/>
      <text:p text:style-name="P3">En te souhaitant une bonne journée, </text:p>
      <text:p text:style-name="P3">Cordialement, </text:p>
      <text:p text:style-name="P3"/>
      <text:p text:style-name="P3">Ema Cadaux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3T10:06:06.802175444</meta:creation-date>
    <dc:date>2024-12-03T10:48:58.179696016</dc:date>
    <meta:editing-duration>PT19M58S</meta:editing-duration>
    <meta:editing-cycles>2</meta:editing-cycles>
    <meta:generator>LibreOffice/24.2.6.2$Linux_X86_64 LibreOffice_project/420$Build-2</meta:generator>
    <meta:document-statistic meta:table-count="0" meta:image-count="0" meta:object-count="0" meta:page-count="3" meta:paragraph-count="13" meta:word-count="541" meta:character-count="4343" meta:non-whitespace-character-count="3339"/>
  </office:meta>
</office:document-meta>
</file>